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3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37c80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37c80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2fd8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37c80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5" style:family="paragraph" style:parent-style-name="Standard">
      <style:text-properties fo:color="#000000" loext:opacity="100%" style:font-name="Arial" fo:font-size="10pt" officeooo:paragraph-rsid="004c6a5a" style:font-size-asian="10pt" style:font-size-complex="10pt"/>
    </style:style>
    <style:style style:name="P6" style:family="paragraph" style:parent-style-name="Standard_20__28_user_29_">
      <style:paragraph-properties fo:text-align="end" style:justify-single-word="false"/>
      <style:text-properties fo:color="#000000" loext:opacity="100%" style:font-name="Arial1" fo:font-size="8pt" fo:font-style="italic" style:font-size-asian="8pt" style:font-style-asian="italic" style:font-size-complex="8pt" style:font-style-complex="italic"/>
    </style:style>
    <style:style style:name="P7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officeooo:rsid="0045ec7f" officeooo:paragraph-rsid="002fd84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37c8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ca18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.212cm" style:contextual-spacing="false" fo:text-align="justify" style:justify-single-word="false"/>
      <style:text-properties officeooo:paragraph-rsid="0037c802"/>
    </style:style>
    <style:style style:name="P11" style:family="paragraph" style:parent-style-name="Text_20_body">
      <style:paragraph-properties fo:margin-top="0cm" fo:margin-bottom="0.212cm" style:contextual-spacing="false" fo:text-align="justify" style:justify-single-word="false"/>
      <style:text-properties officeooo:paragraph-rsid="00582d72"/>
    </style:style>
    <style:style style:name="P12" style:family="paragraph" style:parent-style-name="Text_20_body">
      <style:paragraph-properties fo:margin-top="0cm" fo:margin-bottom="0.212cm" style:contextual-spacing="false" fo:text-align="justify" style:justify-single-word="false"/>
      <style:text-properties fo:color="#2a6099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555dc2" officeooo:paragraph-rsid="00555dc2" style:letter-kerning="true" fo:background-color="transparent" style:font-name-asian="SimSun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37c80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etter-spacing="-0.004cm" officeooo:paragraph-rsid="004c6a5a" style:font-size-asian="10pt" style:font-name-complex="Arial4" style:font-size-complex="10pt"/>
    </style:style>
    <style:style style:name="P15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4c6a5a" style:font-size-asian="10pt" style:font-name-complex="Arial4" style:font-size-complex="10pt"/>
    </style:style>
    <style:style style:name="P16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1" fo:font-size="13pt" fo:font-style="italic" fo:font-weight="bold" style:font-size-asian="13pt" style:font-style-asian="italic" style:font-weight-asian="bold" style:font-size-complex="13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45e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officeooo:rsid="007b42e3" fo:background-color="transparent" loext:char-shading-value="0"/>
    </style:style>
    <style:style style:name="T4" style:family="text">
      <style:text-properties fo:color="#000000" loext:opacity="100%" officeooo:rsid="006b5483" fo:background-color="transparent" loext:char-shading-value="0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d88b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582d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" style:family="text">
      <style:text-properties officeooo:rsid="003dd18f"/>
    </style:style>
    <style:style style:name="T9" style:family="text">
      <style:text-properties officeooo:rsid="00484073"/>
    </style:style>
    <style:style style:name="T10" style:family="text">
      <style:text-properties style:font-name="Arial3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11" style:family="text">
      <style:text-properties style:font-name="Arial3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12" style:family="text">
      <style:text-properties style:font-name="Arial3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13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14" style:family="text">
      <style:text-properties fo:font-weight="bold" officeooo:rsid="00149f96" style:font-weight-asian="bold" style:font-weight-complex="bold"/>
    </style:style>
    <style:style style:name="T15" style:family="text">
      <style:text-properties fo:background-color="transparent" loext:char-shading-value="0"/>
    </style:style>
    <style:style style:name="T16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DICTO INFORMACIÓN PÚBLICA </text:p>
      <text:p text:style-name="P7"/>
      <text:p text:style-name="P8">Número de expediente: <text:span text:style-name="T1">$$V_NUMEXP$$</text:span> </text:p>
      <text:p text:style-name="P10"><text:span text:style-name="Fuente_20_de_20_párrafo_20_predeter."><text:span text:style-name="T5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5"> </text:span></text:span></text:p>
      <text:p text:style-name="P13">Fecha: $$DIA_SISTEMA$$ <text:span text:style-name="T9">de </text:span>$$MES_SISTEMA$$ <text:span text:style-name="T9">de </text:span>$$EJERCICIO_SISTEMA$$</text:p>
      <text:p text:style-name="P3"/>
      <text:p text:style-name="P11"><text:span text:style-name="T5">Por </text:span><text:span text:style-name="T6">r</text:span><text:span text:style-name="T5">esolución de $$ALCALDIA$$ n</text:span><text:span text:style-name="T6">úmero</text:span><text:span text:style-name="T5"> $$NUM_IPD$$ de fecha $$F_F_IPD$$ </text:span><text:span text:style-name="T7">se resuelve </text:span><text:span text:style-name="T5">someter a información pública el siguiente proyecto de Ordenanza $$MUNICIPAL$$ Específica de Subvenciones $$MODALIDAD_SUBVENCION$$ a través del portal web $$DEL_AYTO$$ $$TRATAMIENTO_AYTO$$ $$NOMBRE_AYTO$$, durante un período de $$PERIODO_DIAS_2$$ días hábiles desde el siguiente a su inserción, a fin de dar audiencia a los/</text:span><text:span text:style-name="T6">las</text:span><text:span text:style-name="T5"> ciudadanos/</text:span><text:span text:style-name="T6">as</text:span><text:span text:style-name="T5"> afectados/</text:span><text:span text:style-name="T6">as</text:span><text:span text:style-name="T5"> y recabar cuantas aportaciones adicionales puedan hacerse por otras personas o entidades.</text:span></text:p>
      <text:p text:style-name="P12">[Transcribir texto del proyecto de Ordenanza]</text:p>
      <text:p text:style-name="P9">Las aportaciones se pueden presentar en las oficinas<text:span text:style-name="T15"> $$DEL_AYTO$$ $$AYUNTAMIENTO$$ </text:span>y electrónicamente <text:span text:style-name="T3">en </text:span><text:span text:style-name="T4">$$LUGAR_CONSULTA$$, </text:span>desde el día $$DIA_INICIO_2$$ <text:span text:style-name="T8">h</text:span>asta el día $$DIA_FIN_2$$, sin perjuicio del resto de medios habilitados por la Ley 39/2015, de 1 de octubre, del Procedimiento Administrativo Común de las Administraciones Públicas.</text:p>
      <text:p text:style-name="P5"/>
      <text:p text:style-name="P15"><text:span text:style-name="Fuente_20_de_20_párrafo_20_predeter."><text:span text:style-name="T13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11"><text:text-input text:description="JOOScript">${(FIRMANTES_FDO_AUXILIAR)!}</text:text-input></text:span></text:span><text:span text:style-name="T14"><text:s/></text:span><text:span text:style-name="Fuente_20_de_20_párrafo_20_predeter."><text:span text:style-name="T10"><text:text-input text:description="JOOScript">${(FIRMANTES_AUXILIAR)!}</text:text-input></text:span></text:span><text:span text:style-name="Fuente_20_de_20_párrafo_20_predeter."><text:span text:style-name="T10"><text:s/></text:span></text:span></text:p>
      <text:p text:style-name="P14"><text:span text:style-name="Fuente_20_de_20_párrafo_20_predeter."><text:span text:style-name="T12"><text:text-input text:description="JOOScript">${(FIRMANTE_DELEGACION_AUXILIAR)!}</text:text-input></text:span></text:span><text:span text:style-name="Fuente_20_de_20_párrafo_20_predeter."><text:span text:style-name="T12"><text:s/>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3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alibri2" style:font-family-asian="Calibri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37c80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37c80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37c80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1"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text:span text:style-name="MT1">$$TRATAMIENTO_AYTO$$</text:span> <text:span text:style-name="MT1">$$NOMBRE_AYTO$$</text:span></text:p>
        <text:p text:style-name="MP3"><draw:frame text:anchor-type="paragraph" draw:z-index="0" draw:name="Forma1" draw:style-name="Mgr1" draw:text-style-name="MP4" svg:width="6.407cm" svg:height="1.38cm" draw:transform="rotate (1.5707963267949) translate (-0.947208333333333cm 24.1352916666667cm)"><draw:text-box><text:p><text:span text:style-name="MT2">$$ID_PROCED$$</text:span></text:p></draw:text-box></draw:frame>$$NIF_AYTO$$</text:p>
        <text:p text:style-name="MP3">$$DIRECCION_AYTO$$</text:p>
        <text:p text:style-name="MP3">$$TELEFONO_AYTO$$</text:p>
        <text:p text:style-name="MP3">$$WEB_AYTO$$</text:p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3</meta:editing-cycles>
    <meta:creation-date>2019-09-23T11:30:41.494000000</meta:creation-date>
    <meta:editing-duration>P1DT8H4M5S</meta:editing-duration>
    <meta:generator>LibreOffice/7.0.2.2$Windows_X86_64 LibreOffice_project/8349ace3c3162073abd90d81fd06dcfb6b36b994</meta:generator>
    <dc:date>2021-03-04T12:14:26.227000000</dc:date>
    <dc:creator>N G</dc:creator>
    <meta:document-statistic meta:table-count="0" meta:image-count="0" meta:object-count="0" meta:page-count="1" meta:paragraph-count="15" meta:word-count="151" meta:character-count="1285" meta:non-whitespace-character-count="1149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